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26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P_2015_PEPSR6H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Year.display-label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Sex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ex.display-label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Hisp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Hisp.display-label</text:p>
          </table:table-cell>
          <table:table-cell office:value-type="string" calcext:value-type="string">
            <text:p>Hispanic Origin</text:p>
          </table:table-cell>
        </table:table-row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totpo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ace Alone - White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Race Alone - Black or African American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Race Alone - American Indian and Alaska Native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Race Alone - Asian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ce Alone - Native Hawaiian and Other Pacific Island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wo or More Ra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/6.0.7.3$Linux_X86_64 LibreOffice_project/00m0$Build-3</meta:generator>
  </office:meta>
</office:document-meta>
</file>